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02d" officeooo:paragraph-rsid="001740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okumenta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4:07:20.121000000</meta:creation-date>
    <dc:date>2023-12-02T14:07:38.998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7.6.2.1$Windows_X86_64 LibreOffice_project/56f7684011345957bbf33a7ee678afaf4d2ba333</meta:generator>
  </office:meta>
</office:document-meta>
</file>